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36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82.44pt" svg:y="96.18pt">
            <draw:object draw:notify-on-update-of-ranges="Sheet1.A5:Sheet1.A55 Sheet1.B4:Sheet1.B4 Sheet1.B5:Sheet1.B55 Sheet1.A5:Sheet1.A55 Sheet1.B57:Sheet1.B57 Sheet1.B58:Sheet1.B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pan text:style-name="T1">sin(t*12566.37</text:span>)*1e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5]*12566.37)*10000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table:formula="of:=SIN([.A6]*12566.37)*10000000" office:value-type="float" office:value="1253332.27469157" calcext:value-type="float">
            <text:p>1253332.27469157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table:formula="of:=SIN([.A7]*12566.37)*10000000" office:value-type="float" office:value="2486898.75263696" calcext:value-type="float">
            <text:p>2486898.75263696</text:p>
          </table:table-cell>
        </table:table-row>
        <table:table-row table:style-name="ro1">
          <table:table-cell office:value-type="float" office:value="0.00003" calcext:value-type="float">
            <text:p>3E-05</text:p>
          </table:table-cell>
          <table:table-cell table:formula="of:=SIN([.A8]*12566.37)*10000000" office:value-type="float" office:value="3681245.35548177" calcext:value-type="float">
            <text:p>3681245.35548177</text:p>
          </table:table-cell>
        </table:table-row>
        <table:table-row table:style-name="ro1">
          <table:table-cell office:value-type="float" office:value="0.00004" calcext:value-type="float">
            <text:p>4E-05</text:p>
          </table:table-cell>
          <table:table-cell table:formula="of:=SIN([.A9]*12566.37)*10000000" office:value-type="float" office:value="4817536.52567033" calcext:value-type="float">
            <text:p>4817536.52567033</text:p>
          </table:table-cell>
        </table:table-row>
        <table:table-row table:style-name="ro1">
          <table:table-cell office:value-type="float" office:value="0.00005" calcext:value-type="float">
            <text:p>5E-05</text:p>
          </table:table-cell>
          <table:table-cell table:formula="of:=SIN([.A10]*12566.37)*10000000" office:value-type="float" office:value="5877852.27441122" calcext:value-type="float">
            <text:p>5877852.27441122</text:p>
          </table:table-cell>
        </table:table-row>
        <table:table-row table:style-name="ro1">
          <table:table-cell office:value-type="float" office:value="0.00006" calcext:value-type="float">
            <text:p>6E-05</text:p>
          </table:table-cell>
          <table:table-cell table:formula="of:=SIN([.A11]*12566.37)*10000000" office:value-type="float" office:value="6845470.79057775" calcext:value-type="float">
            <text:p>6845470.79057775</text:p>
          </table:table-cell>
        </table:table-row>
        <table:table-row table:style-name="ro1">
          <table:table-cell office:value-type="float" office:value="0.00007" calcext:value-type="float">
            <text:p>7E-05</text:p>
          </table:table-cell>
          <table:table-cell table:formula="of:=SIN([.A12]*12566.37)*10000000" office:value-type="float" office:value="7705132.15363279" calcext:value-type="float">
            <text:p>7705132.15363279</text:p>
          </table:table-cell>
        </table:table-row>
        <table:table-row table:style-name="ro1">
          <table:table-cell office:value-type="float" office:value="0.00008" calcext:value-type="float">
            <text:p>8E-05</text:p>
          </table:table-cell>
          <table:table-cell table:formula="of:=SIN([.A13]*12566.37)*10000000" office:value-type="float" office:value="8443278.99166806" calcext:value-type="float">
            <text:p>8443278.99166806</text:p>
          </table:table-cell>
        </table:table-row>
        <table:table-row table:style-name="ro1">
          <table:table-cell office:value-type="float" office:value="0.00009" calcext:value-type="float">
            <text:p>9E-05</text:p>
          </table:table-cell>
          <table:table-cell table:formula="of:=SIN([.A14]*12566.37)*10000000" office:value-type="float" office:value="9048270.28923691" calcext:value-type="float">
            <text:p>9048270.28923691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formula="of:=SIN([.A15]*12566.37)*10000000" office:value-type="float" office:value="9510564.97310409" calcext:value-type="float">
            <text:p>9510564.97310409</text:p>
          </table:table-cell>
        </table:table-row>
        <table:table-row table:style-name="ro1">
          <table:table-cell office:value-type="float" office:value="0.00011" calcext:value-type="float">
            <text:p>0.00011</text:p>
          </table:table-cell>
          <table:table-cell table:formula="of:=SIN([.A16]*12566.37)*10000000" office:value-type="float" office:value="9822872.38065549" calcext:value-type="float">
            <text:p>9822872.38065549</text:p>
          </table:table-cell>
        </table:table-row>
        <table:table-row table:style-name="ro1">
          <table:table-cell office:value-type="float" office:value="0.00012" calcext:value-type="float">
            <text:p>0.00012</text:p>
          </table:table-cell>
          <table:table-cell table:formula="of:=SIN([.A17]*12566.37)*10000000" office:value-type="float" office:value="9980267.23799157" calcext:value-type="float">
            <text:p>9980267.23799157</text:p>
          </table:table-cell>
        </table:table-row>
        <table:table-row table:style-name="ro1">
          <table:table-cell office:value-type="float" office:value="0.00013" calcext:value-type="float">
            <text:p>0.00013</text:p>
          </table:table-cell>
          <table:table-cell table:formula="of:=SIN([.A18]*12566.37)*10000000" office:value-type="float" office:value="9980267.33443139" calcext:value-type="float">
            <text:p>9980267.33443139</text:p>
          </table:table-cell>
        </table:table-row>
        <table:table-row table:style-name="ro1">
          <table:table-cell office:value-type="float" office:value="0.00014" calcext:value-type="float">
            <text:p>0.00014</text:p>
          </table:table-cell>
          <table:table-cell table:formula="of:=SIN([.A19]*12566.37)*10000000" office:value-type="float" office:value="9822872.66845405" calcext:value-type="float">
            <text:p>9822872.66845405</text:p>
          </table:table-cell>
        </table:table-row>
        <table:table-row table:style-name="ro1">
          <table:table-cell office:value-type="float" office:value="0.00015" calcext:value-type="float">
            <text:p>0.00015</text:p>
          </table:table-cell>
          <table:table-cell table:formula="of:=SIN([.A20]*12566.37)*10000000" office:value-type="float" office:value="9510565.44772263" calcext:value-type="float">
            <text:p>9510565.44772263</text:p>
          </table:table-cell>
        </table:table-row>
        <table:table-row table:style-name="ro1">
          <table:table-cell office:value-type="float" office:value="0.00016" calcext:value-type="float">
            <text:p>0.00016</text:p>
          </table:table-cell>
          <table:table-cell table:formula="of:=SIN([.A21]*12566.37)*10000000" office:value-type="float" office:value="9048270.94319041" calcext:value-type="float">
            <text:p>9048270.94319041</text:p>
          </table:table-cell>
        </table:table-row>
        <table:table-row table:style-name="ro1">
          <table:table-cell office:value-type="float" office:value="0.00017" calcext:value-type="float">
            <text:p>0.00017</text:p>
          </table:table-cell>
          <table:table-cell table:formula="of:=SIN([.A22]*12566.37)*10000000" office:value-type="float" office:value="8443279.81464329" calcext:value-type="float">
            <text:p>8443279.81464329</text:p>
          </table:table-cell>
        </table:table-row>
        <table:table-row table:style-name="ro1">
          <table:table-cell office:value-type="float" office:value="0.00018" calcext:value-type="float">
            <text:p>0.00018</text:p>
          </table:table-cell>
          <table:table-cell table:formula="of:=SIN([.A23]*12566.37)*10000000" office:value-type="float" office:value="7705133.13265094" calcext:value-type="float">
            <text:p>7705133.13265094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table:formula="of:=SIN([.A24]*12566.37)*10000000" office:value-type="float" office:value="6845471.91019911" calcext:value-type="float">
            <text:p>6845471.91019911</text:p>
          </table:table-cell>
        </table:table-row>
        <table:table-row table:style-name="ro1">
          <table:table-cell office:value-type="float" office:value="0.0002" calcext:value-type="float">
            <text:p>0.0002</text:p>
          </table:table-cell>
          <table:table-cell table:formula="of:=SIN([.A25]*12566.37)*10000000" office:value-type="float" office:value="5877853.51697871" calcext:value-type="float">
            <text:p>5877853.51697871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table:formula="of:=SIN([.A26]*12566.37)*10000000" office:value-type="float" office:value="4817537.87158791" calcext:value-type="float">
            <text:p>4817537.87158791</text:p>
          </table:table-cell>
        </table:table-row>
        <table:table-row table:style-name="ro1">
          <table:table-cell office:value-type="float" office:value="0.00022" calcext:value-type="float">
            <text:p>0.00022</text:p>
          </table:table-cell>
          <table:table-cell table:formula="of:=SIN([.A27]*12566.37)*10000000" office:value-type="float" office:value="3681246.78352351" calcext:value-type="float">
            <text:p>3681246.78352351</text:p>
          </table:table-cell>
        </table:table-row>
        <table:table-row table:style-name="ro1">
          <table:table-cell office:value-type="float" office:value="0.00023" calcext:value-type="float">
            <text:p>0.00023</text:p>
          </table:table-cell>
          <table:table-cell table:formula="of:=SIN([.A28]*12566.37)*10000000" office:value-type="float" office:value="2486900.24028181" calcext:value-type="float">
            <text:p>2486900.24028181</text:p>
          </table:table-cell>
        </table:table-row>
        <table:table-row table:style-name="ro1">
          <table:table-cell office:value-type="float" office:value="0.00024" calcext:value-type="float">
            <text:p>0.00024</text:p>
          </table:table-cell>
          <table:table-cell table:formula="of:=SIN([.A29]*12566.37)*10000000" office:value-type="float" office:value="1253333.79847846" calcext:value-type="float">
            <text:p>1253333.79847846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table:formula="of:=SIN([.A30]*12566.37)*10000000" office:value-type="float" office:value="1.53589793006399" calcext:value-type="float">
            <text:p>1.53589793006399</text:p>
          </table:table-cell>
        </table:table-row>
        <table:table-row table:style-name="ro1">
          <table:table-cell office:value-type="float" office:value="0.00026" calcext:value-type="float">
            <text:p>0.00026</text:p>
          </table:table-cell>
          <table:table-cell table:formula="of:=SIN([.A31]*12566.37)*10000000" office:value-type="float" office:value="-1253330.75090464" calcext:value-type="float">
            <text:p>-1253330.75090464</text:p>
          </table:table-cell>
        </table:table-row>
        <table:table-row table:style-name="ro1">
          <table:table-cell office:value-type="float" office:value="0.00027" calcext:value-type="float">
            <text:p>0.00027</text:p>
          </table:table-cell>
          <table:table-cell table:formula="of:=SIN([.A32]*12566.37)*10000000" office:value-type="float" office:value="-2486897.26499205" calcext:value-type="float">
            <text:p>-2486897.26499205</text:p>
          </table:table-cell>
        </table:table-row>
        <table:table-row table:style-name="ro1">
          <table:table-cell office:value-type="float" office:value="0.00028" calcext:value-type="float">
            <text:p>0.00028</text:p>
          </table:table-cell>
          <table:table-cell table:formula="of:=SIN([.A33]*12566.37)*10000000" office:value-type="float" office:value="-3681243.92743994" calcext:value-type="float">
            <text:p>-3681243.92743994</text:p>
          </table:table-cell>
        </table:table-row>
        <table:table-row table:style-name="ro1">
          <table:table-cell office:value-type="float" office:value="0.00029" calcext:value-type="float">
            <text:p>0.00029</text:p>
          </table:table-cell>
          <table:table-cell table:formula="of:=SIN([.A34]*12566.37)*10000000" office:value-type="float" office:value="-4817535.17975264" calcext:value-type="float">
            <text:p>-4817535.1797526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table:formula="of:=SIN([.A35]*12566.37)*10000000" office:value-type="float" office:value="-5877851.0318436" calcext:value-type="float">
            <text:p>-5877851.0318436</text:p>
          </table:table-cell>
        </table:table-row>
        <table:table-row table:style-name="ro1">
          <table:table-cell office:value-type="float" office:value="0.00031" calcext:value-type="float">
            <text:p>0.00031</text:p>
          </table:table-cell>
          <table:table-cell table:formula="of:=SIN([.A36]*12566.37)*10000000" office:value-type="float" office:value="-6845469.67095622" calcext:value-type="float">
            <text:p>-6845469.67095622</text:p>
          </table:table-cell>
        </table:table-row>
        <table:table-row table:style-name="ro1">
          <table:table-cell office:value-type="float" office:value="0.00032" calcext:value-type="float">
            <text:p>0.00032</text:p>
          </table:table-cell>
          <table:table-cell table:formula="of:=SIN([.A37]*12566.37)*10000000" office:value-type="float" office:value="-7705131.17461447" calcext:value-type="float">
            <text:p>-7705131.17461447</text:p>
          </table:table-cell>
        </table:table-row>
        <table:table-row table:style-name="ro1">
          <table:table-cell office:value-type="float" office:value="0.00033" calcext:value-type="float">
            <text:p>0.00033</text:p>
          </table:table-cell>
          <table:table-cell table:formula="of:=SIN([.A38]*12566.37)*10000000" office:value-type="float" office:value="-8443278.16869263" calcext:value-type="float">
            <text:p>-8443278.16869263</text:p>
          </table:table-cell>
        </table:table-row>
        <table:table-row table:style-name="ro1">
          <table:table-cell office:value-type="float" office:value="0.00034" calcext:value-type="float">
            <text:p>0.00034</text:p>
          </table:table-cell>
          <table:table-cell table:formula="of:=SIN([.A39]*12566.37)*10000000" office:value-type="float" office:value="-9048269.63528319" calcext:value-type="float">
            <text:p>-9048269.63528319</text:p>
          </table:table-cell>
        </table:table-row>
        <table:table-row table:style-name="ro1">
          <table:table-cell office:value-type="float" office:value="0.00035" calcext:value-type="float">
            <text:p>0.00035</text:p>
          </table:table-cell>
          <table:table-cell table:formula="of:=SIN([.A40]*12566.37)*10000000" office:value-type="float" office:value="-9510564.49848533" calcext:value-type="float">
            <text:p>-9510564.49848533</text:p>
          </table:table-cell>
        </table:table-row>
        <table:table-row table:style-name="ro1">
          <table:table-cell office:value-type="float" office:value="0.00036" calcext:value-type="float">
            <text:p>0.00036</text:p>
          </table:table-cell>
          <table:table-cell table:formula="of:=SIN([.A41]*12566.37)*10000000" office:value-type="float" office:value="-9822872.0928567" calcext:value-type="float">
            <text:p>-9822872.0928567</text:p>
          </table:table-cell>
        </table:table-row>
        <table:table-row table:style-name="ro1">
          <table:table-cell office:value-type="float" office:value="0.00037" calcext:value-type="float">
            <text:p>0.00037</text:p>
          </table:table-cell>
          <table:table-cell table:formula="of:=SIN([.A42]*12566.37)*10000000" office:value-type="float" office:value="-9980267.14155151" calcext:value-type="float">
            <text:p>-9980267.14155151</text:p>
          </table:table-cell>
        </table:table-row>
        <table:table-row table:style-name="ro1">
          <table:table-cell office:value-type="float" office:value="0.00038" calcext:value-type="float">
            <text:p>0.00038</text:p>
          </table:table-cell>
          <table:table-cell table:formula="of:=SIN([.A43]*12566.37)*10000000" office:value-type="float" office:value="-9980267.43087098" calcext:value-type="float">
            <text:p>-9980267.43087098</text:p>
          </table:table-cell>
        </table:table-row>
        <table:table-row table:style-name="ro1">
          <table:table-cell office:value-type="float" office:value="0.00039" calcext:value-type="float">
            <text:p>0.00039</text:p>
          </table:table-cell>
          <table:table-cell table:formula="of:=SIN([.A44]*12566.37)*10000000" office:value-type="float" office:value="-9822872.95625238" calcext:value-type="float">
            <text:p>-9822872.95625238</text:p>
          </table:table-cell>
        </table:table-row>
        <table:table-row table:style-name="ro1">
          <table:table-cell office:value-type="float" office:value="0.0004" calcext:value-type="float">
            <text:p>0.0004</text:p>
          </table:table-cell>
          <table:table-cell table:formula="of:=SIN([.A45]*12566.37)*10000000" office:value-type="float" office:value="-9510565.92234095" calcext:value-type="float">
            <text:p>-9510565.92234095</text:p>
          </table:table-cell>
        </table:table-row>
        <table:table-row table:style-name="ro1">
          <table:table-cell office:value-type="float" office:value="0.00041" calcext:value-type="float">
            <text:p>0.00041</text:p>
          </table:table-cell>
          <table:table-cell table:formula="of:=SIN([.A46]*12566.37)*10000000" office:value-type="float" office:value="-9048271.5971437" calcext:value-type="float">
            <text:p>-9048271.5971437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table:formula="of:=SIN([.A47]*12566.37)*10000000" office:value-type="float" office:value="-8443280.63761831" calcext:value-type="float">
            <text:p>-8443280.63761831</text:p>
          </table:table-cell>
        </table:table-row>
        <table:table-row table:style-name="ro1">
          <table:table-cell office:value-type="float" office:value="0.00043" calcext:value-type="float">
            <text:p>0.00043</text:p>
          </table:table-cell>
          <table:table-cell table:formula="of:=SIN([.A48]*12566.37)*10000000" office:value-type="float" office:value="-7705134.1116689" calcext:value-type="float">
            <text:p>-7705134.1116689</text:p>
          </table:table-cell>
        </table:table-row>
        <table:table-row table:style-name="ro1">
          <table:table-cell office:value-type="float" office:value="0.00044" calcext:value-type="float">
            <text:p>0.00044</text:p>
          </table:table-cell>
          <table:table-cell table:formula="of:=SIN([.A49]*12566.37)*10000000" office:value-type="float" office:value="-6845473.02982031" calcext:value-type="float">
            <text:p>-6845473.02982031</text:p>
          </table:table-cell>
        </table:table-row>
        <table:table-row table:style-name="ro1">
          <table:table-cell office:value-type="float" office:value="0.00045" calcext:value-type="float">
            <text:p>0.00045</text:p>
          </table:table-cell>
          <table:table-cell table:formula="of:=SIN([.A50]*12566.37)*10000000" office:value-type="float" office:value="-5877854.75954605" calcext:value-type="float">
            <text:p>-5877854.75954605</text:p>
          </table:table-cell>
        </table:table-row>
        <table:table-row table:style-name="ro1">
          <table:table-cell office:value-type="float" office:value="0.00046" calcext:value-type="float">
            <text:p>0.00046</text:p>
          </table:table-cell>
          <table:table-cell table:formula="of:=SIN([.A51]*12566.37)*10000000" office:value-type="float" office:value="-4817539.21750537" calcext:value-type="float">
            <text:p>-4817539.21750537</text:p>
          </table:table-cell>
        </table:table-row>
        <table:table-row table:style-name="ro1">
          <table:table-cell office:value-type="float" office:value="0.00047" calcext:value-type="float">
            <text:p>0.00047</text:p>
          </table:table-cell>
          <table:table-cell table:formula="of:=SIN([.A52]*12566.37)*10000000" office:value-type="float" office:value="-3681248.21156517" calcext:value-type="float">
            <text:p>-3681248.21156517</text:p>
          </table:table-cell>
        </table:table-row>
        <table:table-row table:style-name="ro1">
          <table:table-cell office:value-type="float" office:value="0.00048" calcext:value-type="float">
            <text:p>0.00048</text:p>
          </table:table-cell>
          <table:table-cell table:formula="of:=SIN([.A53]*12566.37)*10000000" office:value-type="float" office:value="-2486901.72792659" calcext:value-type="float">
            <text:p>-2486901.72792659</text:p>
          </table:table-cell>
        </table:table-row>
        <table:table-row table:style-name="ro1">
          <table:table-cell office:value-type="float" office:value="0.00049" calcext:value-type="float">
            <text:p>0.00049</text:p>
          </table:table-cell>
          <table:table-cell table:formula="of:=SIN([.A54]*12566.37)*10000000" office:value-type="float" office:value="-1253335.32226533" calcext:value-type="float">
            <text:p>-1253335.32226533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table:formula="of:=SIN([.A55]*12566.37)*10000000" office:value-type="float" office:value="-3.07179586012794" calcext:value-type="float">
            <text:p>-3.0717958601279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pan text:style-name="T1">-sin(t*12566.37</text:span>)*1e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1*SIN([.A58]*12566.37)*10000000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table:formula="of:=-1*SIN([.A59]*12566.37)*10000000" office:value-type="float" office:value="-1253332.27469157" calcext:value-type="float">
            <text:p>-1253332.27469157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table:formula="of:=-1*SIN([.A60]*12566.37)*10000000" office:value-type="float" office:value="-2486898.75263696" calcext:value-type="float">
            <text:p>-2486898.75263696</text:p>
          </table:table-cell>
        </table:table-row>
        <table:table-row table:style-name="ro1">
          <table:table-cell office:value-type="float" office:value="0.00003" calcext:value-type="float">
            <text:p>3E-05</text:p>
          </table:table-cell>
          <table:table-cell table:formula="of:=-1*SIN([.A61]*12566.37)*10000000" office:value-type="float" office:value="-3681245.35548177" calcext:value-type="float">
            <text:p>-3681245.35548177</text:p>
          </table:table-cell>
        </table:table-row>
        <table:table-row table:style-name="ro1">
          <table:table-cell office:value-type="float" office:value="0.00004" calcext:value-type="float">
            <text:p>4E-05</text:p>
          </table:table-cell>
          <table:table-cell table:formula="of:=-1*SIN([.A62]*12566.37)*10000000" office:value-type="float" office:value="-4817536.52567033" calcext:value-type="float">
            <text:p>-4817536.52567033</text:p>
          </table:table-cell>
        </table:table-row>
        <table:table-row table:style-name="ro1">
          <table:table-cell office:value-type="float" office:value="0.00005" calcext:value-type="float">
            <text:p>5E-05</text:p>
          </table:table-cell>
          <table:table-cell table:formula="of:=-1*SIN([.A63]*12566.37)*10000000" office:value-type="float" office:value="-5877852.27441122" calcext:value-type="float">
            <text:p>-5877852.27441122</text:p>
          </table:table-cell>
        </table:table-row>
        <table:table-row table:style-name="ro1">
          <table:table-cell office:value-type="float" office:value="0.00006" calcext:value-type="float">
            <text:p>6E-05</text:p>
          </table:table-cell>
          <table:table-cell table:formula="of:=-1*SIN([.A64]*12566.37)*10000000" office:value-type="float" office:value="-6845470.79057775" calcext:value-type="float">
            <text:p>-6845470.79057775</text:p>
          </table:table-cell>
        </table:table-row>
        <table:table-row table:style-name="ro1">
          <table:table-cell office:value-type="float" office:value="0.00007" calcext:value-type="float">
            <text:p>7E-05</text:p>
          </table:table-cell>
          <table:table-cell table:formula="of:=-1*SIN([.A65]*12566.37)*10000000" office:value-type="float" office:value="-7705132.15363279" calcext:value-type="float">
            <text:p>-7705132.15363279</text:p>
          </table:table-cell>
        </table:table-row>
        <table:table-row table:style-name="ro1">
          <table:table-cell office:value-type="float" office:value="0.00008" calcext:value-type="float">
            <text:p>8E-05</text:p>
          </table:table-cell>
          <table:table-cell table:formula="of:=-1*SIN([.A66]*12566.37)*10000000" office:value-type="float" office:value="-8443278.99166806" calcext:value-type="float">
            <text:p>-8443278.99166806</text:p>
          </table:table-cell>
        </table:table-row>
        <table:table-row table:style-name="ro1">
          <table:table-cell office:value-type="float" office:value="0.00009" calcext:value-type="float">
            <text:p>9E-05</text:p>
          </table:table-cell>
          <table:table-cell table:formula="of:=-1*SIN([.A67]*12566.37)*10000000" office:value-type="float" office:value="-9048270.28923691" calcext:value-type="float">
            <text:p>-9048270.28923691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formula="of:=-1*SIN([.A68]*12566.37)*10000000" office:value-type="float" office:value="-9510564.97310409" calcext:value-type="float">
            <text:p>-9510564.97310409</text:p>
          </table:table-cell>
        </table:table-row>
        <table:table-row table:style-name="ro1">
          <table:table-cell office:value-type="float" office:value="0.00011" calcext:value-type="float">
            <text:p>0.00011</text:p>
          </table:table-cell>
          <table:table-cell table:formula="of:=-1*SIN([.A69]*12566.37)*10000000" office:value-type="float" office:value="-9822872.38065549" calcext:value-type="float">
            <text:p>-9822872.38065549</text:p>
          </table:table-cell>
        </table:table-row>
        <table:table-row table:style-name="ro1">
          <table:table-cell office:value-type="float" office:value="0.00012" calcext:value-type="float">
            <text:p>0.00012</text:p>
          </table:table-cell>
          <table:table-cell table:formula="of:=-1*SIN([.A70]*12566.37)*10000000" office:value-type="float" office:value="-9980267.23799157" calcext:value-type="float">
            <text:p>-9980267.23799157</text:p>
          </table:table-cell>
        </table:table-row>
        <table:table-row table:style-name="ro1">
          <table:table-cell office:value-type="float" office:value="0.00013" calcext:value-type="float">
            <text:p>0.00013</text:p>
          </table:table-cell>
          <table:table-cell table:formula="of:=-1*SIN([.A71]*12566.37)*10000000" office:value-type="float" office:value="-9980267.33443139" calcext:value-type="float">
            <text:p>-9980267.33443139</text:p>
          </table:table-cell>
        </table:table-row>
        <table:table-row table:style-name="ro1">
          <table:table-cell office:value-type="float" office:value="0.00014" calcext:value-type="float">
            <text:p>0.00014</text:p>
          </table:table-cell>
          <table:table-cell table:formula="of:=-1*SIN([.A72]*12566.37)*10000000" office:value-type="float" office:value="-9822872.66845405" calcext:value-type="float">
            <text:p>-9822872.66845405</text:p>
          </table:table-cell>
        </table:table-row>
        <table:table-row table:style-name="ro1">
          <table:table-cell office:value-type="float" office:value="0.00015" calcext:value-type="float">
            <text:p>0.00015</text:p>
          </table:table-cell>
          <table:table-cell table:formula="of:=-1*SIN([.A73]*12566.37)*10000000" office:value-type="float" office:value="-9510565.44772263" calcext:value-type="float">
            <text:p>-9510565.44772263</text:p>
          </table:table-cell>
        </table:table-row>
        <table:table-row table:style-name="ro1">
          <table:table-cell office:value-type="float" office:value="0.00016" calcext:value-type="float">
            <text:p>0.00016</text:p>
          </table:table-cell>
          <table:table-cell table:formula="of:=-1*SIN([.A74]*12566.37)*10000000" office:value-type="float" office:value="-9048270.94319041" calcext:value-type="float">
            <text:p>-9048270.94319041</text:p>
          </table:table-cell>
        </table:table-row>
        <table:table-row table:style-name="ro1">
          <table:table-cell office:value-type="float" office:value="0.00017" calcext:value-type="float">
            <text:p>0.00017</text:p>
          </table:table-cell>
          <table:table-cell table:formula="of:=-1*SIN([.A75]*12566.37)*10000000" office:value-type="float" office:value="-8443279.81464329" calcext:value-type="float">
            <text:p>-8443279.81464329</text:p>
          </table:table-cell>
        </table:table-row>
        <table:table-row table:style-name="ro1">
          <table:table-cell office:value-type="float" office:value="0.00018" calcext:value-type="float">
            <text:p>0.00018</text:p>
          </table:table-cell>
          <table:table-cell table:formula="of:=-1*SIN([.A76]*12566.37)*10000000" office:value-type="float" office:value="-7705133.13265094" calcext:value-type="float">
            <text:p>-7705133.13265094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table:formula="of:=-1*SIN([.A77]*12566.37)*10000000" office:value-type="float" office:value="-6845471.91019911" calcext:value-type="float">
            <text:p>-6845471.91019911</text:p>
          </table:table-cell>
        </table:table-row>
        <table:table-row table:style-name="ro1">
          <table:table-cell office:value-type="float" office:value="0.0002" calcext:value-type="float">
            <text:p>0.0002</text:p>
          </table:table-cell>
          <table:table-cell table:formula="of:=-1*SIN([.A78]*12566.37)*10000000" office:value-type="float" office:value="-5877853.51697871" calcext:value-type="float">
            <text:p>-5877853.51697871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table:formula="of:=-1*SIN([.A79]*12566.37)*10000000" office:value-type="float" office:value="-4817537.87158791" calcext:value-type="float">
            <text:p>-4817537.87158791</text:p>
          </table:table-cell>
        </table:table-row>
        <table:table-row table:style-name="ro1">
          <table:table-cell office:value-type="float" office:value="0.00022" calcext:value-type="float">
            <text:p>0.00022</text:p>
          </table:table-cell>
          <table:table-cell table:formula="of:=-1*SIN([.A80]*12566.37)*10000000" office:value-type="float" office:value="-3681246.78352351" calcext:value-type="float">
            <text:p>-3681246.78352351</text:p>
          </table:table-cell>
        </table:table-row>
        <table:table-row table:style-name="ro1">
          <table:table-cell office:value-type="float" office:value="0.00023" calcext:value-type="float">
            <text:p>0.00023</text:p>
          </table:table-cell>
          <table:table-cell table:formula="of:=-1*SIN([.A81]*12566.37)*10000000" office:value-type="float" office:value="-2486900.24028181" calcext:value-type="float">
            <text:p>-2486900.24028181</text:p>
          </table:table-cell>
        </table:table-row>
        <table:table-row table:style-name="ro1">
          <table:table-cell office:value-type="float" office:value="0.00024" calcext:value-type="float">
            <text:p>0.00024</text:p>
          </table:table-cell>
          <table:table-cell table:formula="of:=-1*SIN([.A82]*12566.37)*10000000" office:value-type="float" office:value="-1253333.79847846" calcext:value-type="float">
            <text:p>-1253333.79847846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table:formula="of:=-1*SIN([.A83]*12566.37)*10000000" office:value-type="float" office:value="-1.53589793006399" calcext:value-type="float">
            <text:p>-1.53589793006399</text:p>
          </table:table-cell>
        </table:table-row>
        <table:table-row table:style-name="ro1">
          <table:table-cell office:value-type="float" office:value="0.00026" calcext:value-type="float">
            <text:p>0.00026</text:p>
          </table:table-cell>
          <table:table-cell table:formula="of:=-1*SIN([.A84]*12566.37)*10000000" office:value-type="float" office:value="1253330.75090464" calcext:value-type="float">
            <text:p>1253330.75090464</text:p>
          </table:table-cell>
        </table:table-row>
        <table:table-row table:style-name="ro1">
          <table:table-cell office:value-type="float" office:value="0.00027" calcext:value-type="float">
            <text:p>0.00027</text:p>
          </table:table-cell>
          <table:table-cell table:formula="of:=-1*SIN([.A85]*12566.37)*10000000" office:value-type="float" office:value="2486897.26499205" calcext:value-type="float">
            <text:p>2486897.26499205</text:p>
          </table:table-cell>
        </table:table-row>
        <table:table-row table:style-name="ro1">
          <table:table-cell office:value-type="float" office:value="0.00028" calcext:value-type="float">
            <text:p>0.00028</text:p>
          </table:table-cell>
          <table:table-cell table:formula="of:=-1*SIN([.A86]*12566.37)*10000000" office:value-type="float" office:value="3681243.92743994" calcext:value-type="float">
            <text:p>3681243.92743994</text:p>
          </table:table-cell>
        </table:table-row>
        <table:table-row table:style-name="ro1">
          <table:table-cell office:value-type="float" office:value="0.00029" calcext:value-type="float">
            <text:p>0.00029</text:p>
          </table:table-cell>
          <table:table-cell table:formula="of:=-1*SIN([.A87]*12566.37)*10000000" office:value-type="float" office:value="4817535.17975264" calcext:value-type="float">
            <text:p>4817535.17975264</text:p>
          </table:table-cell>
        </table:table-row>
        <table:table-row table:style-name="ro1">
          <table:table-cell office:value-type="float" office:value="0.0003" calcext:value-type="float">
            <text:p>0.0003</text:p>
          </table:table-cell>
          <table:table-cell table:formula="of:=-1*SIN([.A88]*12566.37)*10000000" office:value-type="float" office:value="5877851.0318436" calcext:value-type="float">
            <text:p>5877851.0318436</text:p>
          </table:table-cell>
        </table:table-row>
        <table:table-row table:style-name="ro1">
          <table:table-cell office:value-type="float" office:value="0.00031" calcext:value-type="float">
            <text:p>0.00031</text:p>
          </table:table-cell>
          <table:table-cell table:formula="of:=-1*SIN([.A89]*12566.37)*10000000" office:value-type="float" office:value="6845469.67095622" calcext:value-type="float">
            <text:p>6845469.67095622</text:p>
          </table:table-cell>
        </table:table-row>
        <table:table-row table:style-name="ro1">
          <table:table-cell office:value-type="float" office:value="0.00032" calcext:value-type="float">
            <text:p>0.00032</text:p>
          </table:table-cell>
          <table:table-cell table:formula="of:=-1*SIN([.A90]*12566.37)*10000000" office:value-type="float" office:value="7705131.17461447" calcext:value-type="float">
            <text:p>7705131.17461447</text:p>
          </table:table-cell>
        </table:table-row>
        <table:table-row table:style-name="ro1">
          <table:table-cell office:value-type="float" office:value="0.00033" calcext:value-type="float">
            <text:p>0.00033</text:p>
          </table:table-cell>
          <table:table-cell table:formula="of:=-1*SIN([.A91]*12566.37)*10000000" office:value-type="float" office:value="8443278.16869263" calcext:value-type="float">
            <text:p>8443278.16869263</text:p>
          </table:table-cell>
        </table:table-row>
        <table:table-row table:style-name="ro1">
          <table:table-cell office:value-type="float" office:value="0.00034" calcext:value-type="float">
            <text:p>0.00034</text:p>
          </table:table-cell>
          <table:table-cell table:formula="of:=-1*SIN([.A92]*12566.37)*10000000" office:value-type="float" office:value="9048269.63528319" calcext:value-type="float">
            <text:p>9048269.63528319</text:p>
          </table:table-cell>
        </table:table-row>
        <table:table-row table:style-name="ro1">
          <table:table-cell office:value-type="float" office:value="0.00035" calcext:value-type="float">
            <text:p>0.00035</text:p>
          </table:table-cell>
          <table:table-cell table:formula="of:=-1*SIN([.A93]*12566.37)*10000000" office:value-type="float" office:value="9510564.49848533" calcext:value-type="float">
            <text:p>9510564.49848533</text:p>
          </table:table-cell>
        </table:table-row>
        <table:table-row table:style-name="ro1">
          <table:table-cell office:value-type="float" office:value="0.00036" calcext:value-type="float">
            <text:p>0.00036</text:p>
          </table:table-cell>
          <table:table-cell table:formula="of:=-1*SIN([.A94]*12566.37)*10000000" office:value-type="float" office:value="9822872.0928567" calcext:value-type="float">
            <text:p>9822872.0928567</text:p>
          </table:table-cell>
        </table:table-row>
        <table:table-row table:style-name="ro1">
          <table:table-cell office:value-type="float" office:value="0.00037" calcext:value-type="float">
            <text:p>0.00037</text:p>
          </table:table-cell>
          <table:table-cell table:formula="of:=-1*SIN([.A95]*12566.37)*10000000" office:value-type="float" office:value="9980267.14155151" calcext:value-type="float">
            <text:p>9980267.14155151</text:p>
          </table:table-cell>
        </table:table-row>
        <table:table-row table:style-name="ro1">
          <table:table-cell office:value-type="float" office:value="0.00038" calcext:value-type="float">
            <text:p>0.00038</text:p>
          </table:table-cell>
          <table:table-cell table:formula="of:=-1*SIN([.A96]*12566.37)*10000000" office:value-type="float" office:value="9980267.43087098" calcext:value-type="float">
            <text:p>9980267.43087098</text:p>
          </table:table-cell>
        </table:table-row>
        <table:table-row table:style-name="ro1">
          <table:table-cell office:value-type="float" office:value="0.00039" calcext:value-type="float">
            <text:p>0.00039</text:p>
          </table:table-cell>
          <table:table-cell table:formula="of:=-1*SIN([.A97]*12566.37)*10000000" office:value-type="float" office:value="9822872.95625238" calcext:value-type="float">
            <text:p>9822872.95625238</text:p>
          </table:table-cell>
        </table:table-row>
        <table:table-row table:style-name="ro1">
          <table:table-cell office:value-type="float" office:value="0.0004" calcext:value-type="float">
            <text:p>0.0004</text:p>
          </table:table-cell>
          <table:table-cell table:formula="of:=-1*SIN([.A98]*12566.37)*10000000" office:value-type="float" office:value="9510565.92234095" calcext:value-type="float">
            <text:p>9510565.92234095</text:p>
          </table:table-cell>
        </table:table-row>
        <table:table-row table:style-name="ro1">
          <table:table-cell office:value-type="float" office:value="0.00041" calcext:value-type="float">
            <text:p>0.00041</text:p>
          </table:table-cell>
          <table:table-cell table:formula="of:=-1*SIN([.A99]*12566.37)*10000000" office:value-type="float" office:value="9048271.5971437" calcext:value-type="float">
            <text:p>9048271.5971437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table:formula="of:=-1*SIN([.A100]*12566.37)*10000000" office:value-type="float" office:value="8443280.63761831" calcext:value-type="float">
            <text:p>8443280.63761831</text:p>
          </table:table-cell>
        </table:table-row>
        <table:table-row table:style-name="ro1">
          <table:table-cell office:value-type="float" office:value="0.00043" calcext:value-type="float">
            <text:p>0.00043</text:p>
          </table:table-cell>
          <table:table-cell table:formula="of:=-1*SIN([.A101]*12566.37)*10000000" office:value-type="float" office:value="7705134.1116689" calcext:value-type="float">
            <text:p>7705134.1116689</text:p>
          </table:table-cell>
        </table:table-row>
        <table:table-row table:style-name="ro1">
          <table:table-cell office:value-type="float" office:value="0.00044" calcext:value-type="float">
            <text:p>0.00044</text:p>
          </table:table-cell>
          <table:table-cell table:formula="of:=-1*SIN([.A102]*12566.37)*10000000" office:value-type="float" office:value="6845473.02982031" calcext:value-type="float">
            <text:p>6845473.02982031</text:p>
          </table:table-cell>
        </table:table-row>
        <table:table-row table:style-name="ro1">
          <table:table-cell office:value-type="float" office:value="0.00045" calcext:value-type="float">
            <text:p>0.00045</text:p>
          </table:table-cell>
          <table:table-cell table:formula="of:=-1*SIN([.A103]*12566.37)*10000000" office:value-type="float" office:value="5877854.75954605" calcext:value-type="float">
            <text:p>5877854.75954605</text:p>
          </table:table-cell>
        </table:table-row>
        <table:table-row table:style-name="ro1">
          <table:table-cell office:value-type="float" office:value="0.00046" calcext:value-type="float">
            <text:p>0.00046</text:p>
          </table:table-cell>
          <table:table-cell table:formula="of:=-1*SIN([.A104]*12566.37)*10000000" office:value-type="float" office:value="4817539.21750537" calcext:value-type="float">
            <text:p>4817539.21750537</text:p>
          </table:table-cell>
        </table:table-row>
        <table:table-row table:style-name="ro1">
          <table:table-cell office:value-type="float" office:value="0.00047" calcext:value-type="float">
            <text:p>0.00047</text:p>
          </table:table-cell>
          <table:table-cell table:formula="of:=-1*SIN([.A105]*12566.37)*10000000" office:value-type="float" office:value="3681248.21156517" calcext:value-type="float">
            <text:p>3681248.21156517</text:p>
          </table:table-cell>
        </table:table-row>
        <table:table-row table:style-name="ro1">
          <table:table-cell office:value-type="float" office:value="0.00048" calcext:value-type="float">
            <text:p>0.00048</text:p>
          </table:table-cell>
          <table:table-cell table:formula="of:=-1*SIN([.A106]*12566.37)*10000000" office:value-type="float" office:value="2486901.72792659" calcext:value-type="float">
            <text:p>2486901.72792659</text:p>
          </table:table-cell>
        </table:table-row>
        <table:table-row table:style-name="ro1">
          <table:table-cell office:value-type="float" office:value="0.00049" calcext:value-type="float">
            <text:p>0.00049</text:p>
          </table:table-cell>
          <table:table-cell table:formula="of:=-1*SIN([.A107]*12566.37)*10000000" office:value-type="float" office:value="1253335.32226533" calcext:value-type="float">
            <text:p>1253335.32226533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table:formula="of:=-1*SIN([.A108]*12566.37)*10000000" office:value-type="float" office:value="3.07179586012794" calcext:value-type="float">
            <text:p>3.071795860127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 style:data-style-name="N2" text:time-value="20:15:54.288075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9:02:05.269789561</meta:creation-date>
    <dc:date>2019-03-29T20:16:22.601448169</dc:date>
    <meta:editing-duration>PT4M38S</meta:editing-duration>
    <meta:editing-cycles>4</meta:editing-cycles>
    <meta:generator>LibreOffice/6.0.7.3$Linux_X86_64 LibreOffice_project/00m0$Build-3</meta:generator>
    <meta:document-statistic meta:table-count="1" meta:cell-count="2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6cm" svg:y="3.952cm" style:legend-expansion="high" chart:style-name="ch2"/>
        <chart:plot-area chart:style-name="ch3" table:cell-range-address="Sheet1.A5:Sheet1.B55 Sheet1.B4:Sheet1.B4 Sheet1.B57:Sheet1.B108" chart:data-source-has-labels="row" svg:x="0.32cm" svg:y="0.18cm" svg:width="10.92cm" svg:height="8.64cm">
          <chartooo:coordinate-region svg:x="2.159cm" svg:y="0.379cm" svg:width="8.56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55" chart:label-cell-address="Sheet1.B4:Sheet1.B4" chart:class="chart:scatter">
            <chart:domain table:cell-range-address="Sheet1.A5:Sheet1.A55"/>
            <chart:data-point chart:repeated="51"/>
          </chart:series>
          <chart:series chart:style-name="ch7" chart:values-cell-range-address="Sheet1.B58:Sheet1.B108" chart:label-cell-address="Sheet1.B57:Sheet1.B57" chart:class="chart:scatte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(t*12566.37)*1e7</text:p>
                <draw:g>
                  <svg:desc>Sheet1.B4:Sheet1.B4</svg:desc>
                </draw:g>
              </table:table-cell>
              <table:table-cell office:value-type="string">
                <text:p>-sin(t*12566.37)*1e7</text:p>
                <draw:g>
                  <svg:desc>Sheet1.B57:Sheet1.B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:Sheet1.A55</svg:desc>
                </draw:g>
              </table:table-cell>
              <table:table-cell office:value-type="float" office:value="0">
                <text:p>0</text:p>
                <draw:g>
                  <svg:desc>Sheet1.B5:Sheet1.B55</svg:desc>
                </draw:g>
              </table:table-cell>
              <table:table-cell office:value-type="float" office:value="-0">
                <text:p>-0</text:p>
                <draw:g>
                  <svg:desc>Sheet1.B58:Sheet1.B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">
                <text:p>0.00001</text:p>
              </table:table-cell>
              <table:table-cell office:value-type="float" office:value="1253332.27469157">
                <text:p>1253332.27469157</text:p>
              </table:table-cell>
              <table:table-cell office:value-type="float" office:value="-1253332.27469157">
                <text:p>-1253332.27469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">
                <text:p>0.00002</text:p>
              </table:table-cell>
              <table:table-cell office:value-type="float" office:value="2486898.75263696">
                <text:p>2486898.75263696</text:p>
              </table:table-cell>
              <table:table-cell office:value-type="float" office:value="-2486898.75263696">
                <text:p>-2486898.75263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3">
                <text:p>0.00003</text:p>
              </table:table-cell>
              <table:table-cell office:value-type="float" office:value="3681245.35548177">
                <text:p>3681245.35548177</text:p>
              </table:table-cell>
              <table:table-cell office:value-type="float" office:value="-3681245.35548177">
                <text:p>-3681245.35548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4">
                <text:p>0.00004</text:p>
              </table:table-cell>
              <table:table-cell office:value-type="float" office:value="4817536.52567033">
                <text:p>4817536.52567033</text:p>
              </table:table-cell>
              <table:table-cell office:value-type="float" office:value="-4817536.52567033">
                <text:p>-4817536.52567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5">
                <text:p>0.00005</text:p>
              </table:table-cell>
              <table:table-cell office:value-type="float" office:value="5877852.27441122">
                <text:p>5877852.27441122</text:p>
              </table:table-cell>
              <table:table-cell office:value-type="float" office:value="-5877852.27441122">
                <text:p>-5877852.27441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6">
                <text:p>0.00006</text:p>
              </table:table-cell>
              <table:table-cell office:value-type="float" office:value="6845470.79057775">
                <text:p>6845470.79057775</text:p>
              </table:table-cell>
              <table:table-cell office:value-type="float" office:value="-6845470.79057775">
                <text:p>-6845470.79057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7">
                <text:p>0.00007</text:p>
              </table:table-cell>
              <table:table-cell office:value-type="float" office:value="7705132.15363279">
                <text:p>7705132.15363279</text:p>
              </table:table-cell>
              <table:table-cell office:value-type="float" office:value="-7705132.15363279">
                <text:p>-7705132.153632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8">
                <text:p>0.00008</text:p>
              </table:table-cell>
              <table:table-cell office:value-type="float" office:value="8443278.99166806">
                <text:p>8443278.99166806</text:p>
              </table:table-cell>
              <table:table-cell office:value-type="float" office:value="-8443278.99166806">
                <text:p>-8443278.99166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9">
                <text:p>0.00009</text:p>
              </table:table-cell>
              <table:table-cell office:value-type="float" office:value="9048270.28923691">
                <text:p>9048270.28923691</text:p>
              </table:table-cell>
              <table:table-cell office:value-type="float" office:value="-9048270.28923691">
                <text:p>-9048270.289236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">
                <text:p>0.0001</text:p>
              </table:table-cell>
              <table:table-cell office:value-type="float" office:value="9510564.97310409">
                <text:p>9510564.97310409</text:p>
              </table:table-cell>
              <table:table-cell office:value-type="float" office:value="-9510564.97310409">
                <text:p>-9510564.9731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1">
                <text:p>0.00011</text:p>
              </table:table-cell>
              <table:table-cell office:value-type="float" office:value="9822872.38065549">
                <text:p>9822872.38065549</text:p>
              </table:table-cell>
              <table:table-cell office:value-type="float" office:value="-9822872.38065549">
                <text:p>-9822872.38065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2">
                <text:p>0.00012</text:p>
              </table:table-cell>
              <table:table-cell office:value-type="float" office:value="9980267.23799157">
                <text:p>9980267.23799157</text:p>
              </table:table-cell>
              <table:table-cell office:value-type="float" office:value="-9980267.23799157">
                <text:p>-9980267.237991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3">
                <text:p>0.00013</text:p>
              </table:table-cell>
              <table:table-cell office:value-type="float" office:value="9980267.33443139">
                <text:p>9980267.33443139</text:p>
              </table:table-cell>
              <table:table-cell office:value-type="float" office:value="-9980267.33443139">
                <text:p>-9980267.334431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4">
                <text:p>0.00014</text:p>
              </table:table-cell>
              <table:table-cell office:value-type="float" office:value="9822872.66845405">
                <text:p>9822872.66845405</text:p>
              </table:table-cell>
              <table:table-cell office:value-type="float" office:value="-9822872.66845405">
                <text:p>-9822872.66845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5">
                <text:p>0.00015</text:p>
              </table:table-cell>
              <table:table-cell office:value-type="float" office:value="9510565.44772263">
                <text:p>9510565.44772263</text:p>
              </table:table-cell>
              <table:table-cell office:value-type="float" office:value="-9510565.44772263">
                <text:p>-9510565.447722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6">
                <text:p>0.00016</text:p>
              </table:table-cell>
              <table:table-cell office:value-type="float" office:value="9048270.94319041">
                <text:p>9048270.94319041</text:p>
              </table:table-cell>
              <table:table-cell office:value-type="float" office:value="-9048270.94319041">
                <text:p>-9048270.943190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7">
                <text:p>0.00017</text:p>
              </table:table-cell>
              <table:table-cell office:value-type="float" office:value="8443279.81464329">
                <text:p>8443279.81464329</text:p>
              </table:table-cell>
              <table:table-cell office:value-type="float" office:value="-8443279.81464329">
                <text:p>-8443279.814643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8">
                <text:p>0.00018</text:p>
              </table:table-cell>
              <table:table-cell office:value-type="float" office:value="7705133.13265094">
                <text:p>7705133.13265094</text:p>
              </table:table-cell>
              <table:table-cell office:value-type="float" office:value="-7705133.13265094">
                <text:p>-7705133.132650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9">
                <text:p>0.00019</text:p>
              </table:table-cell>
              <table:table-cell office:value-type="float" office:value="6845471.91019911">
                <text:p>6845471.91019911</text:p>
              </table:table-cell>
              <table:table-cell office:value-type="float" office:value="-6845471.91019911">
                <text:p>-6845471.910199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">
                <text:p>0.0002</text:p>
              </table:table-cell>
              <table:table-cell office:value-type="float" office:value="5877853.51697871">
                <text:p>5877853.51697871</text:p>
              </table:table-cell>
              <table:table-cell office:value-type="float" office:value="-5877853.51697871">
                <text:p>-5877853.516978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1">
                <text:p>0.00021</text:p>
              </table:table-cell>
              <table:table-cell office:value-type="float" office:value="4817537.87158791">
                <text:p>4817537.87158791</text:p>
              </table:table-cell>
              <table:table-cell office:value-type="float" office:value="-4817537.87158791">
                <text:p>-4817537.871587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2">
                <text:p>0.00022</text:p>
              </table:table-cell>
              <table:table-cell office:value-type="float" office:value="3681246.78352351">
                <text:p>3681246.78352351</text:p>
              </table:table-cell>
              <table:table-cell office:value-type="float" office:value="-3681246.78352351">
                <text:p>-3681246.783523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3">
                <text:p>0.00023</text:p>
              </table:table-cell>
              <table:table-cell office:value-type="float" office:value="2486900.24028181">
                <text:p>2486900.24028181</text:p>
              </table:table-cell>
              <table:table-cell office:value-type="float" office:value="-2486900.24028181">
                <text:p>-2486900.24028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4">
                <text:p>0.00024</text:p>
              </table:table-cell>
              <table:table-cell office:value-type="float" office:value="1253333.79847846">
                <text:p>1253333.79847846</text:p>
              </table:table-cell>
              <table:table-cell office:value-type="float" office:value="-1253333.79847846">
                <text:p>-1253333.798478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5">
                <text:p>0.00025</text:p>
              </table:table-cell>
              <table:table-cell office:value-type="float" office:value="1.53589793006399">
                <text:p>1.53589793006399</text:p>
              </table:table-cell>
              <table:table-cell office:value-type="float" office:value="-1.53589793006399">
                <text:p>-1.535897930063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6">
                <text:p>0.00026</text:p>
              </table:table-cell>
              <table:table-cell office:value-type="float" office:value="-1253330.75090464">
                <text:p>-1253330.75090464</text:p>
              </table:table-cell>
              <table:table-cell office:value-type="float" office:value="1253330.75090464">
                <text:p>1253330.750904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7">
                <text:p>0.00027</text:p>
              </table:table-cell>
              <table:table-cell office:value-type="float" office:value="-2486897.26499205">
                <text:p>-2486897.26499205</text:p>
              </table:table-cell>
              <table:table-cell office:value-type="float" office:value="2486897.26499205">
                <text:p>2486897.26499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8">
                <text:p>0.00028</text:p>
              </table:table-cell>
              <table:table-cell office:value-type="float" office:value="-3681243.92743994">
                <text:p>-3681243.92743994</text:p>
              </table:table-cell>
              <table:table-cell office:value-type="float" office:value="3681243.92743994">
                <text:p>3681243.92743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9">
                <text:p>0.00029</text:p>
              </table:table-cell>
              <table:table-cell office:value-type="float" office:value="-4817535.17975264">
                <text:p>-4817535.17975264</text:p>
              </table:table-cell>
              <table:table-cell office:value-type="float" office:value="4817535.17975264">
                <text:p>4817535.179752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3">
                <text:p>0.0003</text:p>
              </table:table-cell>
              <table:table-cell office:value-type="float" office:value="-5877851.0318436">
                <text:p>-5877851.0318436</text:p>
              </table:table-cell>
              <table:table-cell office:value-type="float" office:value="5877851.0318436">
                <text:p>5877851.03184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31">
                <text:p>0.00031</text:p>
              </table:table-cell>
              <table:table-cell office:value-type="float" office:value="-6845469.67095622">
                <text:p>-6845469.67095622</text:p>
              </table:table-cell>
              <table:table-cell office:value-type="float" office:value="6845469.67095622">
                <text:p>6845469.670956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2">
                <text:p>0.00032</text:p>
              </table:table-cell>
              <table:table-cell office:value-type="float" office:value="-7705131.17461447">
                <text:p>-7705131.17461447</text:p>
              </table:table-cell>
              <table:table-cell office:value-type="float" office:value="7705131.17461447">
                <text:p>7705131.174614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33">
                <text:p>0.00033</text:p>
              </table:table-cell>
              <table:table-cell office:value-type="float" office:value="-8443278.16869263">
                <text:p>-8443278.16869263</text:p>
              </table:table-cell>
              <table:table-cell office:value-type="float" office:value="8443278.16869263">
                <text:p>8443278.168692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34">
                <text:p>0.00034</text:p>
              </table:table-cell>
              <table:table-cell office:value-type="float" office:value="-9048269.63528319">
                <text:p>-9048269.63528319</text:p>
              </table:table-cell>
              <table:table-cell office:value-type="float" office:value="9048269.63528319">
                <text:p>9048269.635283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35">
                <text:p>0.00035</text:p>
              </table:table-cell>
              <table:table-cell office:value-type="float" office:value="-9510564.49848533">
                <text:p>-9510564.49848533</text:p>
              </table:table-cell>
              <table:table-cell office:value-type="float" office:value="9510564.49848533">
                <text:p>9510564.4984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36">
                <text:p>0.00036</text:p>
              </table:table-cell>
              <table:table-cell office:value-type="float" office:value="-9822872.0928567">
                <text:p>-9822872.0928567</text:p>
              </table:table-cell>
              <table:table-cell office:value-type="float" office:value="9822872.0928567">
                <text:p>9822872.09285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7">
                <text:p>0.00037</text:p>
              </table:table-cell>
              <table:table-cell office:value-type="float" office:value="-9980267.14155151">
                <text:p>-9980267.14155151</text:p>
              </table:table-cell>
              <table:table-cell office:value-type="float" office:value="9980267.14155151">
                <text:p>9980267.14155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38">
                <text:p>0.00038</text:p>
              </table:table-cell>
              <table:table-cell office:value-type="float" office:value="-9980267.43087098">
                <text:p>-9980267.43087098</text:p>
              </table:table-cell>
              <table:table-cell office:value-type="float" office:value="9980267.43087098">
                <text:p>9980267.430870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39">
                <text:p>0.00039</text:p>
              </table:table-cell>
              <table:table-cell office:value-type="float" office:value="-9822872.95625238">
                <text:p>-9822872.95625238</text:p>
              </table:table-cell>
              <table:table-cell office:value-type="float" office:value="9822872.95625238">
                <text:p>9822872.956252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4">
                <text:p>0.0004</text:p>
              </table:table-cell>
              <table:table-cell office:value-type="float" office:value="-9510565.92234095">
                <text:p>-9510565.92234095</text:p>
              </table:table-cell>
              <table:table-cell office:value-type="float" office:value="9510565.92234095">
                <text:p>9510565.922340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41">
                <text:p>0.00041</text:p>
              </table:table-cell>
              <table:table-cell office:value-type="float" office:value="-9048271.5971437">
                <text:p>-9048271.5971437</text:p>
              </table:table-cell>
              <table:table-cell office:value-type="float" office:value="9048271.5971437">
                <text:p>9048271.59714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42">
                <text:p>0.00042</text:p>
              </table:table-cell>
              <table:table-cell office:value-type="float" office:value="-8443280.63761831">
                <text:p>-8443280.63761831</text:p>
              </table:table-cell>
              <table:table-cell office:value-type="float" office:value="8443280.63761831">
                <text:p>8443280.637618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43">
                <text:p>0.00043</text:p>
              </table:table-cell>
              <table:table-cell office:value-type="float" office:value="-7705134.1116689">
                <text:p>-7705134.1116689</text:p>
              </table:table-cell>
              <table:table-cell office:value-type="float" office:value="7705134.1116689">
                <text:p>7705134.1116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44">
                <text:p>0.00044</text:p>
              </table:table-cell>
              <table:table-cell office:value-type="float" office:value="-6845473.02982031">
                <text:p>-6845473.02982031</text:p>
              </table:table-cell>
              <table:table-cell office:value-type="float" office:value="6845473.02982031">
                <text:p>6845473.029820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45">
                <text:p>0.00045</text:p>
              </table:table-cell>
              <table:table-cell office:value-type="float" office:value="-5877854.75954605">
                <text:p>-5877854.75954605</text:p>
              </table:table-cell>
              <table:table-cell office:value-type="float" office:value="5877854.75954605">
                <text:p>5877854.75954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46">
                <text:p>0.00046</text:p>
              </table:table-cell>
              <table:table-cell office:value-type="float" office:value="-4817539.21750537">
                <text:p>-4817539.21750537</text:p>
              </table:table-cell>
              <table:table-cell office:value-type="float" office:value="4817539.21750537">
                <text:p>4817539.217505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47">
                <text:p>0.00047</text:p>
              </table:table-cell>
              <table:table-cell office:value-type="float" office:value="-3681248.21156517">
                <text:p>-3681248.21156517</text:p>
              </table:table-cell>
              <table:table-cell office:value-type="float" office:value="3681248.21156517">
                <text:p>3681248.211565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48">
                <text:p>0.00048</text:p>
              </table:table-cell>
              <table:table-cell office:value-type="float" office:value="-2486901.72792659">
                <text:p>-2486901.72792659</text:p>
              </table:table-cell>
              <table:table-cell office:value-type="float" office:value="2486901.72792659">
                <text:p>2486901.727926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49">
                <text:p>0.00049</text:p>
              </table:table-cell>
              <table:table-cell office:value-type="float" office:value="-1253335.32226533">
                <text:p>-1253335.32226533</text:p>
              </table:table-cell>
              <table:table-cell office:value-type="float" office:value="1253335.32226533">
                <text:p>1253335.322265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5">
                <text:p>0.0005</text:p>
              </table:table-cell>
              <table:table-cell office:value-type="float" office:value="-3.07179586012794">
                <text:p>-3.07179586012794</text:p>
              </table:table-cell>
              <table:table-cell office:value-type="float" office:value="3.07179586012794">
                <text:p>3.07179586012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